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lAccessorParser.parse( String text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emporalAccessorParser.TemporalAccessorParser( Class &lt; ? extends TemporalAccessor &gt; temporalAccessorType , DateTimeFormatter formatter , @ Nullable String [ ] fallbackPatterns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oralAccessorParser.TemporalAccessorParser( Class &lt; ? extends TemporalAccessor &gt; temporalAccessorType , DateTimeFormatter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lAccessorParser.defaultParse( String 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emporalAccessorParser.doParse( String text , Locale locale , DateTimeFormatter format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